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2.568cm" style:rel-column-width="48452*"/>
    </style:style>
    <style:style style:name="Tabla1.B" style:family="table-column">
      <style:table-column-properties style:column-width="4.431cm" style:rel-column-width="17083*"/>
    </style:style>
    <style:style style:name="Tabla1.1" style:family="table-row">
      <style:table-row-properties style:min-row-height="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2" style:family="table-row">
      <style:table-row-properties style:row-height="2cm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31" style:family="table-row">
      <style:table-row-properties style:row-height="2.672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78]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1">Indicadores:</text:span> [432]</text:p>
          </table:table-cell>
          <table:table-cell table:style-name="Tabla1.B1" office:value-type="string">
            <text:p text:style-name="P5">Fecha: <text:span text:style-name="T2">[434]</text:span></text:p>
          </table:table-cell>
        </table:table-row>
      </table:table>
      <text:p text:style-name="P2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6">ALUMNO/A</text:p>
          </table:table-cell>
          <table:table-cell table:style-name="Tabla2.A1" office:value-type="string">
            <text:p text:style-name="P6">[437]</text:p>
          </table:table-cell>
          <table:table-cell table:style-name="Tabla2.C1" office:value-type="string">
            <text:p text:style-name="P6">[438]</text:p>
          </table:table-cell>
        </table:table-row>
        <table:table-row table:style-name="Tabla2.2">
          <table:table-cell table:style-name="Tabla2.A2" office:value-type="float" office:value="1">
            <text:p text:style-name="P4">1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">
            <text:p text:style-name="P4">2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3">
            <text:p text:style-name="P4">3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4">
            <text:p text:style-name="P4">4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5">
            <text:p text:style-name="P4">5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6">
            <text:p text:style-name="P4">6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7">
            <text:p text:style-name="P4">7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8">
            <text:p text:style-name="P4">8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9">
            <text:p text:style-name="P4">9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0">
            <text:p text:style-name="P4">10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ext:soft-page-break/>
        <table:table-row table:style-name="Tabla2.2">
          <table:table-cell table:style-name="Tabla2.A2" office:value-type="float" office:value="11">
            <text:p text:style-name="P4">11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2">
            <text:p text:style-name="P4">12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3">
            <text:p text:style-name="P4">13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4">
            <text:p text:style-name="P4">14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5">
            <text:p text:style-name="P4">15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6">
            <text:p text:style-name="P4">16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7">
            <text:p text:style-name="P4">17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8">
            <text:p text:style-name="P4">18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19">
            <text:p text:style-name="P4">19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0">
            <text:p text:style-name="P4">20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1">
            <text:p text:style-name="P4">21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2">
            <text:p text:style-name="P4">22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ext:soft-page-break/>
        <table:table-row table:style-name="Tabla2.2">
          <table:table-cell table:style-name="Tabla2.A2" office:value-type="float" office:value="23">
            <text:p text:style-name="P4">23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4">
            <text:p text:style-name="P4">24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5">
            <text:p text:style-name="P4">25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6">
            <text:p text:style-name="P4">26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7">
            <text:p text:style-name="P4">27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8">
            <text:p text:style-name="P4">28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9">
            <text:p text:style-name="P4">29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31">
          <table:table-cell table:style-name="Tabla2.B2" office:value-type="string">
            <text:p text:style-name="P7">Evaluador</text:p>
          </table:table-cell>
          <table:table-cell table:style-name="Tabla2.B2" office:value-type="string">
            <text:p text:style-name="P7">Firma</text:p>
          </table:table-cell>
          <table:table-cell table:style-name="Tabla2.C2" office:value-type="string">
            <text:p text:style-name="P7">Fecha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7M11S</meta:editing-duration>
    <meta:editing-cycles>25</meta:editing-cycles>
    <meta:generator>OpenOffice/4.1.6$Win32 OpenOffice.org_project/416m1$Build-9790</meta:generator>
    <dc:date>2019-06-06T23:50:13.31</dc:date>
    <meta:document-statistic meta:table-count="2" meta:image-count="0" meta:object-count="0" meta:page-count="4" meta:paragraph-count="38" meta:word-count="40" meta:character-count="121"/>
    <meta:user-defined meta:name="Info 1"/>
    <meta:user-defined meta:name="Info 2"/>
    <meta:user-defined meta:name="Info 3"/>
    <meta:user-defined meta:name="Info 4"/>
  </office:meta>
</office:document-meta>
</file>